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7bb" officeooo:paragraph-rsid="000a07bb"/>
    </style:style>
    <style:style style:name="P2" style:family="paragraph" style:parent-style-name="Standard">
      <style:text-properties officeooo:rsid="000b0f2d" officeooo:paragraph-rsid="000b0f2d"/>
    </style:style>
    <style:style style:name="P3" style:family="paragraph" style:parent-style-name="Standard">
      <style:text-properties officeooo:rsid="000b6e23" officeooo:paragraph-rsid="00168346"/>
    </style:style>
    <style:style style:name="P4" style:family="paragraph" style:parent-style-name="Standard">
      <style:text-properties officeooo:rsid="000ccea8" officeooo:paragraph-rsid="000ccea8"/>
    </style:style>
    <style:style style:name="P5" style:family="paragraph" style:parent-style-name="Standard">
      <style:text-properties officeooo:rsid="000e8ec7" officeooo:paragraph-rsid="000e8ec7"/>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2a46ca" officeooo:paragraph-rsid="002a46ca" style:font-size-asian="16pt" style:font-size-complex="16pt"/>
    </style:style>
    <style:style style:name="P7" style:family="paragraph" style:parent-style-name="Standard">
      <style:paragraph-properties fo:text-align="center" style:justify-single-word="false" fo:break-before="page"/>
      <style:text-properties fo:font-size="16pt" style:text-underline-style="solid" style:text-underline-width="auto" style:text-underline-color="font-color" officeooo:rsid="002befbb" officeooo:paragraph-rsid="002befbb" style:font-size-asian="16pt" style:font-size-complex="16pt"/>
    </style:style>
    <style:style style:name="P8" style:family="paragraph" style:parent-style-name="Standard">
      <style:text-properties officeooo:rsid="002befbb" officeooo:paragraph-rsid="002befbb"/>
    </style:style>
    <style:style style:name="P9" style:family="paragraph" style:parent-style-name="Standard">
      <style:text-properties officeooo:rsid="002cd48e" officeooo:paragraph-rsid="002cd48e"/>
    </style:style>
    <style:style style:name="P10" style:family="paragraph" style:parent-style-name="Standard">
      <style:text-properties officeooo:rsid="002e107f" officeooo:paragraph-rsid="002e107f"/>
    </style:style>
    <style:style style:name="P11" style:family="paragraph" style:parent-style-name="Standard">
      <style:text-properties officeooo:rsid="002f3026" officeooo:paragraph-rsid="002f3026"/>
    </style:style>
    <style:style style:name="P12" style:family="paragraph" style:parent-style-name="Standard">
      <style:text-properties officeooo:rsid="002f73e7" officeooo:paragraph-rsid="002f73e7"/>
    </style:style>
    <style:style style:name="P13" style:family="paragraph" style:parent-style-name="Standard">
      <style:text-properties officeooo:rsid="0031bb3e" officeooo:paragraph-rsid="0031bb3e"/>
    </style:style>
    <style:style style:name="P14" style:family="paragraph" style:parent-style-name="Standard">
      <style:text-properties officeooo:rsid="003544f7" officeooo:paragraph-rsid="003544f7"/>
    </style:style>
    <style:style style:name="P15" style:family="paragraph" style:parent-style-name="Standard" style:list-style-name="L1">
      <style:text-properties officeooo:rsid="000e8ec7" officeooo:paragraph-rsid="000e8ec7"/>
    </style:style>
    <style:style style:name="P16" style:family="paragraph" style:parent-style-name="Standard" style:list-style-name="L1">
      <style:text-properties officeooo:rsid="0010971a" officeooo:paragraph-rsid="0010971a"/>
    </style:style>
    <style:style style:name="P17" style:family="paragraph" style:parent-style-name="Standard" style:list-style-name="L2">
      <style:text-properties officeooo:rsid="00180102" officeooo:paragraph-rsid="00180102"/>
    </style:style>
    <style:style style:name="P18" style:family="paragraph" style:parent-style-name="Standard" style:list-style-name="L2">
      <style:text-properties officeooo:rsid="001ce638" officeooo:paragraph-rsid="001ce638"/>
    </style:style>
    <style:style style:name="P19" style:family="paragraph" style:parent-style-name="Standard" style:list-style-name="L2">
      <style:text-properties officeooo:rsid="0013f004" officeooo:paragraph-rsid="00283571"/>
    </style:style>
    <style:style style:name="P20" style:family="paragraph" style:parent-style-name="Standard">
      <style:text-properties officeooo:rsid="000b0f2d" officeooo:paragraph-rsid="000b0f2d"/>
    </style:style>
    <style:style style:name="P21" style:family="paragraph" style:parent-style-name="Standard">
      <style:text-properties fo:font-size="14pt" style:text-underline-style="solid" style:text-underline-width="auto" style:text-underline-color="font-color" officeooo:paragraph-rsid="003850e9" style:text-underline-mode="continuous" style:text-overline-mode="continuous" style:text-line-through-mode="continuous" style:font-size-asian="14pt" style:font-size-complex="14pt"/>
    </style:style>
    <style:style style:name="P22" style:family="paragraph" style:parent-style-name="Standard">
      <style:text-properties fo:font-size="14pt" style:text-underline-style="solid" style:text-underline-width="auto" style:text-underline-color="font-color" officeooo:rsid="003b40e1" officeooo:paragraph-rsid="003b40e1" style:font-size-asian="14pt" style:font-size-complex="14pt"/>
    </style:style>
    <style:style style:name="P23" style:family="paragraph" style:parent-style-name="Standard">
      <style:text-properties officeooo:rsid="0011b82c" officeooo:paragraph-rsid="0011b82c"/>
    </style:style>
    <style:style style:name="P24" style:family="paragraph" style:parent-style-name="Standard">
      <style:text-properties officeooo:rsid="00168346" officeooo:paragraph-rsid="00168346"/>
    </style:style>
    <style:style style:name="P25" style:family="paragraph" style:parent-style-name="Standard">
      <style:text-properties officeooo:rsid="00168346" officeooo:paragraph-rsid="003850e9"/>
    </style:style>
    <style:style style:name="P26" style:family="paragraph" style:parent-style-name="Standard">
      <style:paragraph-properties fo:text-align="justify" style:justify-single-word="false"/>
      <style:text-properties officeooo:paragraph-rsid="003850e9"/>
    </style:style>
    <style:style style:name="P27" style:family="paragraph" style:parent-style-name="Standard">
      <style:text-properties officeooo:paragraph-rsid="003850e9"/>
    </style:style>
    <style:style style:name="P28" style:family="paragraph" style:parent-style-name="Standard">
      <style:text-properties officeooo:rsid="002f73e7" officeooo:paragraph-rsid="002f73e7"/>
    </style:style>
    <style:style style:name="P29" style:family="paragraph" style:parent-style-name="Standard">
      <style:text-properties officeooo:rsid="003b40e1" officeooo:paragraph-rsid="003cac4d"/>
    </style:style>
    <style:style style:name="P30" style:family="paragraph" style:parent-style-name="Standard">
      <style:text-properties officeooo:rsid="003cac4d" officeooo:paragraph-rsid="003cac4d"/>
    </style:style>
    <style:style style:name="P31" style:family="paragraph" style:parent-style-name="Standard">
      <style:text-properties officeooo:rsid="003dab56" officeooo:paragraph-rsid="003dab56"/>
    </style:style>
    <style:style style:name="P32" style:family="paragraph" style:parent-style-name="Standard">
      <style:text-properties officeooo:rsid="00400382" officeooo:paragraph-rsid="00400382"/>
    </style:style>
    <style:style style:name="P33" style:family="paragraph" style:parent-style-name="Standard">
      <style:text-properties officeooo:rsid="004108c5" officeooo:paragraph-rsid="004108c5"/>
    </style:style>
    <style:style style:name="P34" style:family="paragraph" style:parent-style-name="Standard">
      <style:text-properties officeooo:rsid="0042b333" officeooo:paragraph-rsid="0042b333"/>
    </style:style>
    <style:style style:name="P35" style:family="paragraph" style:parent-style-name="Standard">
      <style:text-properties officeooo:rsid="00452114" officeooo:paragraph-rsid="00452114"/>
    </style:style>
    <style:style style:name="P36" style:family="paragraph" style:parent-style-name="Standard">
      <style:text-properties officeooo:rsid="0046be73" officeooo:paragraph-rsid="0046be73"/>
    </style:style>
    <style:style style:name="P37" style:family="paragraph" style:parent-style-name="Standard">
      <style:text-properties officeooo:rsid="0047babc" officeooo:paragraph-rsid="0047babc"/>
    </style:style>
    <style:style style:name="P38" style:family="paragraph" style:parent-style-name="Standard">
      <style:text-properties officeooo:rsid="0049aef4" officeooo:paragraph-rsid="0049aef4"/>
    </style:style>
    <style:style style:name="P39" style:family="paragraph">
      <loext:graphic-properties draw:fill="solid" draw:fill-color="#cccccc"/>
      <style:text-properties style:font-name="LM Mono 12"/>
    </style:style>
    <style:style style:name="P40" style:family="paragraph">
      <loext:graphic-properties draw:fill="solid" draw:fill-color="#cccccc"/>
      <style:text-properties style:font-name="LM Mono 12" fo:font-size="12pt"/>
    </style:style>
    <style:style style:name="T1" style:family="text">
      <style:text-properties officeooo:rsid="000adad4"/>
    </style:style>
    <style:style style:name="T2" style:family="text">
      <style:text-properties officeooo:rsid="000b0f2d"/>
    </style:style>
    <style:style style:name="T3" style:family="text">
      <style:text-properties officeooo:rsid="000b8542"/>
    </style:style>
    <style:style style:name="T4" style:family="text">
      <style:text-properties officeooo:rsid="000e8ec7"/>
    </style:style>
    <style:style style:name="T5" style:family="text">
      <style:text-properties fo:font-weight="bold" officeooo:rsid="000e8ec7" style:font-weight-asian="bold" style:font-weight-complex="bold"/>
    </style:style>
    <style:style style:name="T6" style:family="text">
      <style:text-properties officeooo:rsid="000fd6d9"/>
    </style:style>
    <style:style style:name="T7" style:family="text">
      <style:text-properties officeooo:rsid="00103e59"/>
    </style:style>
    <style:style style:name="T8" style:family="text">
      <style:text-properties officeooo:rsid="0010852e"/>
    </style:style>
    <style:style style:name="T9" style:family="text">
      <style:text-properties officeooo:rsid="0010971a"/>
    </style:style>
    <style:style style:name="T10" style:family="text">
      <style:text-properties officeooo:rsid="0014cc4c"/>
    </style:style>
    <style:style style:name="T11" style:family="text">
      <style:text-properties officeooo:rsid="00168346"/>
    </style:style>
    <style:style style:name="T12" style:family="text">
      <style:text-properties fo:font-weight="normal" style:font-weight-asian="normal" style:font-weight-complex="normal"/>
    </style:style>
    <style:style style:name="T13" style:family="text">
      <style:text-properties fo:font-weight="normal" officeooo:rsid="0014cc4c" style:font-weight-asian="normal" style:font-weight-complex="normal"/>
    </style:style>
    <style:style style:name="T14" style:family="text">
      <style:text-properties fo:font-weight="normal" officeooo:rsid="000b8542" style:font-weight-asian="normal" style:font-weight-complex="normal"/>
    </style:style>
    <style:style style:name="T15" style:family="text">
      <style:text-properties fo:font-weight="normal" officeooo:rsid="001eeab9" style:font-weight-asian="normal" style:font-weight-complex="normal"/>
    </style:style>
    <style:style style:name="T16" style:family="text">
      <style:text-properties fo:font-weight="normal" officeooo:rsid="002127e4" style:font-weight-asian="normal" style:font-weight-complex="normal"/>
    </style:style>
    <style:style style:name="T17" style:family="text">
      <style:text-properties fo:font-weight="normal" officeooo:rsid="0022c524" style:font-weight-asian="normal" style:font-weight-complex="normal"/>
    </style:style>
    <style:style style:name="T18" style:family="text">
      <style:text-properties fo:font-weight="normal" officeooo:rsid="002484bc" style:font-weight-asian="normal" style:font-weight-complex="normal"/>
    </style:style>
    <style:style style:name="T19" style:family="text">
      <style:text-properties fo:font-weight="normal" officeooo:rsid="00250a4d" style:font-weight-asian="normal" style:font-weight-complex="normal"/>
    </style:style>
    <style:style style:name="T20" style:family="text">
      <style:text-properties fo:font-weight="normal" officeooo:rsid="002d8617" style:font-weight-asian="normal" style:font-weight-complex="normal"/>
    </style:style>
    <style:style style:name="T21" style:family="text">
      <style:text-properties fo:font-weight="normal" officeooo:rsid="002f136a" style:font-weight-asian="normal" style:font-weight-complex="normal"/>
    </style:style>
    <style:style style:name="T22" style:family="text">
      <style:text-properties fo:font-weight="normal" officeooo:rsid="003081dc" style:font-weight-asian="normal" style:font-weight-complex="normal"/>
    </style:style>
    <style:style style:name="T23" style:family="text">
      <style:text-properties fo:font-weight="normal" officeooo:rsid="0030a11a" style:font-weight-asian="normal" style:font-weight-complex="normal"/>
    </style:style>
    <style:style style:name="T24" style:family="text">
      <style:text-properties fo:font-weight="normal" officeooo:rsid="00334cce" style:font-weight-asian="normal" style:font-weight-complex="normal"/>
    </style:style>
    <style:style style:name="T25" style:family="text">
      <style:text-properties fo:font-weight="normal" officeooo:rsid="003dab56" style:font-weight-asian="normal" style:font-weight-complex="normal"/>
    </style:style>
    <style:style style:name="T26" style:family="text">
      <style:text-properties fo:font-weight="normal" officeooo:rsid="003f09e5" style:font-weight-asian="normal" style:font-weight-complex="normal"/>
    </style:style>
    <style:style style:name="T27" style:family="text">
      <style:text-properties fo:font-weight="normal" officeooo:rsid="0042b333" style:font-weight-asian="normal" style:font-weight-complex="normal"/>
    </style:style>
    <style:style style:name="T28" style:family="text">
      <style:text-properties fo:font-weight="normal" officeooo:rsid="00437a94" style:font-weight-asian="normal" style:font-weight-complex="normal"/>
    </style:style>
    <style:style style:name="T29" style:family="text">
      <style:text-properties fo:font-weight="normal" officeooo:rsid="00450464" style:font-weight-asian="normal" style:font-weight-complex="normal"/>
    </style:style>
    <style:style style:name="T30" style:family="text">
      <style:text-properties fo:font-weight="normal" officeooo:rsid="0046be73" style:font-weight-asian="normal" style:font-weight-complex="normal"/>
    </style:style>
    <style:style style:name="T31" style:family="text">
      <style:text-properties fo:font-weight="normal" officeooo:rsid="00478d40" style:font-weight-asian="normal" style:font-weight-complex="normal"/>
    </style:style>
    <style:style style:name="T32" style:family="text">
      <style:text-properties officeooo:rsid="00192b43"/>
    </style:style>
    <style:style style:name="T33" style:family="text">
      <style:text-properties officeooo:rsid="001cb955"/>
    </style:style>
    <style:style style:name="T34" style:family="text">
      <style:text-properties officeooo:rsid="002a46ca"/>
    </style:style>
    <style:style style:name="T35" style:family="text">
      <style:text-properties fo:font-size="14pt" style:text-underline-style="solid" style:text-underline-width="auto" style:text-underline-color="font-color" style:font-size-asian="14pt" style:font-size-complex="14pt"/>
    </style:style>
    <style:style style:name="T3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7" style:family="text">
      <style:text-properties fo:font-size="14pt" style:text-underline-style="solid" style:text-underline-width="auto" style:text-underline-color="font-color" fo:font-weight="normal" officeooo:rsid="002f136a" style:font-size-asian="14pt" style:font-weight-asian="normal" style:font-size-complex="14pt" style:font-weight-complex="normal"/>
    </style:style>
    <style:style style:name="T38" style:family="text">
      <style:text-properties fo:font-size="14pt" style:text-underline-style="solid" style:text-underline-width="auto" style:text-underline-color="font-color" fo:font-weight="normal" officeooo:rsid="003cac4d" style:font-size-asian="14pt" style:font-weight-asian="normal" style:font-size-complex="14pt" style:font-weight-complex="normal"/>
    </style:style>
    <style:style style:name="T39" style:family="text">
      <style:text-properties officeooo:rsid="003b2cb1"/>
    </style:style>
    <style:style style:name="T40" style:family="text">
      <style:text-properties officeooo:rsid="004ad27a"/>
    </style:style>
    <style:style style:name="T41" style:family="text">
      <style:text-properties style:font-name="LM Mono 12"/>
    </style:style>
    <style:style style:name="T42" style:family="text">
      <style:text-properties style:font-name="LM Mono 12" fo:font-size="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0.6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5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1.1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0.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ave simulation</text:p>
      <text:p text:style-name="P1"/>
      <text:p text:style-name="P1">Open a terminal window <text:span text:style-name="T34">by </text:span><text:span text:style-name="T40">starting the ‘Ubuntu’ app from the start menu.</text:span></text:p>
      <text:p text:style-name="P1"/>
      <text:p text:style-name="P1">‘<text:span text:style-name="T1">Change directory’ to the ‘Fram</text:span><text:span text:style-name="T2">Workshop’ directory,</text:span></text:p>
      <text:p text:style-name="P1"><draw:frame text:anchor-type="paragraph" draw:z-index="0" draw:name="Text Frame 1" draw:style-name="gr1" draw:text-style-name="P39" svg:width="16.294cm" svg:height="0.629cm" svg:x="0.34cm" svg:y="0.22cm"><draw:text-box><text:p><text:span text:style-name="T41">cd FramWorkshop</text:span></text:p></draw:text-box></draw:frame></text:p>
      <text:p text:style-name="P1"/>
      <text:p text:style-name="P2">then again into the ‘wave’ directory.</text:p>
      <text:p text:style-name="P2"><draw:frame text:anchor-type="paragraph" draw:z-index="1" draw:name="Text Frame 2" draw:style-name="gr1" draw:text-style-name="P39" svg:width="16.294cm" svg:height="0.629cm" svg:x="0.34cm" svg:y="0.22cm"><draw:text-box><text:p><text:span text:style-name="T41">cd wave</text:span></text:p></draw:text-box></draw:frame></text:p>
      <text:p text:style-name="P2"/>
      <text:p text:style-name="P2"/>
      <text:p text:style-name="P21">Test run</text:p>
      <text:p text:style-name="P21"/>
      <text:p text:style-name="P3"><text:span text:style-name="T12">Run a simulation of a travelling wave, by running the python program ‘wave.py’, </text:span><text:span text:style-name="T14">which will show its output as an animation.</text:span><text:span text:style-name="T3"> </text:span><text:span text:style-name="T11">The simulation represents </text:span><text:span text:style-name="T39">the motion of a</text:span><text:span text:style-name="T11"> string without any friction, air resistance, etc.</text:span></text:p>
      <text:p text:style-name="P2"><draw:frame text:anchor-type="paragraph" draw:z-index="2" draw:name="Text Frame 3" draw:style-name="gr1" draw:text-style-name="P39" svg:width="16.294cm" svg:height="0.629cm" svg:x="0.34cm" svg:y="0.277cm"><draw:text-box><text:p><text:span text:style-name="T41">python wave.py</text:span></text:p></draw:text-box></draw:frame></text:p>
      <text:p text:style-name="P2"/>
      <text:p text:style-name="P2"/>
      <text:p text:style-name="P21">Source code</text:p>
      <text:p text:style-name="P21"/>
      <text:p text:style-name="P4">Look at the source code using the text editor ‘kate’.</text:p>
      <text:p text:style-name="P2"><draw:frame text:anchor-type="paragraph" draw:z-index="3" draw:name="Text Frame 4" draw:style-name="gr4" draw:text-style-name="P40" svg:width="16.294cm" svg:height="0.567cm" svg:x="0.34cm" svg:y="0.277cm"><draw:text-box><text:p><text:span text:style-name="T42">kate wave.py</text:span></text:p></draw:text-box></draw:frame></text:p>
      <text:p text:style-name="P2"/>
      <text:p text:style-name="P5">At the top of the file we import some packages that we will use<text:note text:id="ftn1" text:note-class="footnote"><text:note-citation>1</text:note-citation><text:note-body><text:p text:style-name="Footnote">‘<text:span text:style-name="T4">numpy’ (‘</text:span><text:span text:style-name="T5">Num</text:span><text:span text:style-name="T4">erical </text:span><text:span text:style-name="T5">Py</text:span><text:span text:style-name="T4">thon’) is the standard Python package for numerical/scientific computing, providing arrays and many maths functions.<text:line-break/>‘matplotlib’ is one of the standard Python plotting packages.<text:line-break/>‘animatplot’ is a helper package for making animations using matplotlib </text:span><text:span text:style-name="T6">more easily</text:span><text:span text:style-name="T4">.</text:span></text:p></text:note-body></text:note>, <text:span text:style-name="T7">then define some functions </text:span><text:span text:style-name="T8">(</text:span><text:a xlink:type="simple" xlink:href="https://www.w3schools.com/programming/prog_functions.php" text:style-name="Internet_20_link" text:visited-style-name="Visited_20_Internet_20_Link"><text:span text:style-name="T8">https://www.w3schools.com/programming/prog_functions.php</text:span></text:a><text:span text:style-name="T8">):</text:span></text:p>
      <text:list text:style-name="L1">
        <text:list-item>
          <text:p text:style-name="P15">‘<text:span text:style-name="T8">simulate_wave’ runs our wave simulation and outputs the displacement ‘d’ and velocity ‘v’ along with the simulation grids.</text:span></text:p>
        </text:list-item>
        <text:list-item>
          <text:p text:style-name="P15">‘<text:span text:style-name="T9">animate_results’ take ‘d’ and the grids as inputs, and create the animation that you saw already.</text:span></text:p>
        </text:list-item>
        <text:list-item>
          <text:p text:style-name="P16">we will come back to ‘animate_results_with_error’ later.</text:p>
        </text:list-item>
      </text:list>
      <text:p text:style-name="P2"/>
      <text:p text:style-name="P23">Finally, in the last 10 lines we define some input parameters, and call functions to run and animate the simulation.</text:p>
      <text:p text:style-name="P23"/>
      <text:p text:style-name="P24"><text:span text:style-name="T35">Things to do</text:span></text:p>
      <text:p text:style-name="P24"><text:span text:style-name="T35"/></text:p>
      <text:p text:style-name="P26">!Note: when you make changes to the file kate.py, save the file before running it again</text:p>
      <text:p text:style-name="P27"/>
      <text:p text:style-name="P25">!Hint: you can stop a running simulation by pressing Ctrl-C</text:p>
      <text:p text:style-name="P2"/>
      <text:list text:style-name="L2">
        <text:list-item>
          <text:p text:style-name="P17">We might expect decreasing the timestep size to make the simulation more accurate. Try changing the setting. What do you see? <text:span text:style-name="T33">[</text:span><text:span text:style-name="T32">Hint: if you decrease the timestep a lot, the animation will take a long time to play. The value of ‘timesteps_per_frame’ sets how many timesteps to jump forward for each frame of the animation (it started at timesteps_per_frame=1 so that every timestep was shown), so increasing this value will speed up the animation.</text:span><text:span text:style-name="T33">]</text:span></text:p>
          <text:p text:style-name="P18"><text:soft-page-break/>What about increasing the timestep? Is any change you see gradual, or does it appear suddenly for some special value of the timestep?</text:p>
        </text:list-item>
        <text:list-item>
          <text:p text:style-name="P19">The length of the string is 1 m (defined at the top of the ‘simulate_wave’ function). <text:span text:style-name="T10">For the number of grid points in your simulation (‘n_gridpoints’),</text:span><text:span text:style-name="T13"> what is the grid spacing? </text:span><text:span text:style-name="T15">How does it compare to the timesteps you used in part 1?<text:line-break/></text:span><text:span text:style-name="T16">If you change the number of grid points, does it change any special value </text:span><text:span text:style-name="T17">from </text:span><text:span text:style-name="T16">part 1?</text:span></text:p>
        </text:list-item>
        <text:list-item>
          <text:p text:style-name="P19"><draw:frame text:anchor-type="paragraph" draw:z-index="4" draw:name="Text Frame 6" draw:style-name="gr3" draw:text-style-name="P40" svg:width="16.294cm" svg:height="1.131cm" svg:x="1.309cm" svg:y="2.501cm"><draw:text-box><text:p><text:span text:style-name="T42">#animate_results(time, grid, d, timesteps_per_frame)</text:span></text:p><text:p><text:span text:style-name="T42">animate_results_with_error(time, grid, d, exact_d, timesteps_per_frame)</text:span></text:p></draw:text-box></draw:frame><text:span text:style-name="T16">T</text:span><text:span text:style-name="T17">he exact solution for our wave is that the initial profile travels to the right at speed wave_speed without changing shape. This exact solution is output from ‘simulate_wave’ in the ‘exact_d’ variable. Enable the ‘animate_results_with_error’ line by deleting the ‘#’ character that turns the line into a ‘comment’ </text:span><text:span text:style-name="T18">to see a comparison of our simulation to the exact solution.</text:span><text:span text:style-name="T17"><text:line-break/><text:line-break/><text:line-break/><text:line-break/></text:span><text:span text:style-name="T19">Can you increase the number of grid points in the simulation to get a good match to the exact solution? Be careful, if you increase the number too much, the simulation might take a long time!</text:span></text:p>
        </text:list-item>
      </text:list>
      <text:p text:style-name="P7"><text:span text:style-name="T19">F</text:span><text:span text:style-name="T12">usion code: moment_kinetics</text:span></text:p>
      <text:p text:style-name="P8"><text:span text:style-name="T12"/></text:p>
      <text:p text:style-name="P9"><text:span text:style-name="T12">The code that John and Sarah work on is called moment_kinetics. It simulates a fusion plasma </text:span><text:span text:style-name="T20">and is installed on the laptops we are using for this workshop.</text:span></text:p>
      <text:p text:style-name="P9"><text:span text:style-name="T20"/></text:p>
      <text:p text:style-name="P10"><text:span text:style-name="T20">G</text:span><text:span text:style-name="T12">o </text:span><text:span text:style-name="T21">back to the home directory.</text:span></text:p>
      <text:p text:style-name="P10"><draw:frame text:anchor-type="paragraph" draw:z-index="5" draw:name="Text Frame 5" draw:style-name="gr1" draw:text-style-name="P39" svg:width="16.294cm" svg:height="0.629cm" svg:x="0.34cm" svg:y="0.22cm"><draw:text-box><text:p><text:span text:style-name="T41">cd</text:span></text:p></draw:text-box></draw:frame><text:span text:style-name="T21"/></text:p>
      <text:p text:style-name="P10"><text:span text:style-name="T21"/></text:p>
      <text:p text:style-name="P11"><text:span text:style-name="T21">C</text:span><text:span text:style-name="T12">opy </text:span><text:span text:style-name="T22">some </text:span><text:span text:style-name="T12">input file</text:span><text:span text:style-name="T22">s</text:span><text:span text:style-name="T12"> </text:span><text:span text:style-name="T22">and a plotting script </text:span><text:span text:style-name="T12">into the moment_kinetics directory.</text:span></text:p>
      <text:p text:style-name="P11"><draw:frame text:anchor-type="paragraph" draw:z-index="6" draw:name="Text Frame 7" draw:style-name="gr1" draw:text-style-name="P39" svg:width="16.294cm" svg:height="0.629cm" svg:x="0.34cm" svg:y="0.22cm"><draw:text-box><text:p><text:span text:style-name="T41">cp FramWorkshop/moment_kinetics_stuff/* moment_kinetics/</text:span></text:p></draw:text-box></draw:frame><text:span text:style-name="T12"/></text:p>
      <text:p text:style-name="P10"><text:span text:style-name="T21"/></text:p>
      <text:p text:style-name="P12"><text:span text:style-name="T21"/></text:p>
      <text:p text:style-name="P22"><text:span text:style-name="T21">R</text:span><text:span text:style-name="T12">unning a ‘small’ simulation</text:span></text:p>
      <text:p text:style-name="P12"><text:span text:style-name="T21"/></text:p>
      <text:p text:style-name="P12"><text:span text:style-name="T21">G</text:span><text:span text:style-name="T12">o into the moment_kinetics directory, and run a simulation </text:span><text:span text:style-name="T23">using the sound-wave.toml input file that we just copied in</text:span><text:span text:style-name="T12">.</text:span></text:p>
      <text:p text:style-name="P10"><draw:frame text:anchor-type="paragraph" draw:z-index="7" draw:name="Text Frame 8" draw:style-name="gr3" draw:text-style-name="P39" svg:width="16.294cm" svg:height="1.131cm" svg:x="0.34cm" svg:y="0.22cm"><draw:text-box><text:p><text:span text:style-name="T41">cd moment_kinetics</text:span></text:p><text:p><text:span text:style-name="T41">./run_moment_kintics.sh sound-wave.toml</text:span></text:p></draw:text-box></draw:frame><text:span text:style-name="T21"/></text:p>
      <text:p text:style-name="P10"><text:span text:style-name="T21"/></text:p>
      <text:p text:style-name="P10"><text:span text:style-name="T21"/></text:p>
      <text:p text:style-name="P13"><text:span text:style-name="T21">T</text:span><text:span text:style-name="T12">he output of this run is </text:span><text:span text:style-name="T24">stored in some files</text:span><text:span text:style-name="T12"> in the directory runs/sound-wave/. Look at it using the Python plotting script we copied, </text:span><text:span text:style-name="T24">passing the output file ending with ‘.dfns.h5’</text:span><text:span text:style-name="T12">.</text:span></text:p>
      <text:p text:style-name="P13"><draw:frame text:anchor-type="paragraph" draw:z-index="8" draw:name="Text Frame 9" draw:style-name="gr1" draw:text-style-name="P39" svg:width="16.294cm" svg:height="0.629cm" svg:x="0.34cm" svg:y="0.22cm"><draw:text-box><text:p><text:span text:style-name="T41">python plot_moment_kinetics.py runs/sound-wave/sound-wave.dfns.h5</text:span></text:p></draw:text-box></draw:frame><text:span text:style-name="T12"/></text:p>
      <text:p text:style-name="P10"><text:span text:style-name="T21"/></text:p>
      <text:p text:style-name="P14"><text:span text:style-name="T21">L</text:span><text:span text:style-name="T12">ooking at the ‘pressure’ graph, you should see a standing wave, that gets smaller as time goes on. In this simulation there is mixing between different parts of the plasma that damps the wave, as well as friction between the plasma and some neutral gas that is also present.</text:span></text:p>
      <text:p text:style-name="P10"><text:span text:style-name="T21"/></text:p>
      <text:p text:style-name="P30"><text:span text:style-name="T21">I</text:span><text:span text:style-name="T12">s this simulation accurate? It is more difficult to find an exact solution for this more complicated system. One thing we can do is increase the number of grid points and check if the simulation gives the same result.</text:span></text:p>
      <text:p text:style-name="P30"><text:span text:style-name="T12"/></text:p>
      <text:p text:style-name="P29"><text:span text:style-name="T37">R</text:span><text:span text:style-name="T36">unning a </text:span><text:span text:style-name="T38">bigger</text:span><text:span text:style-name="T36"> simulation</text:span></text:p>
      <text:p text:style-name="P30"><text:span text:style-name="T12"/></text:p>
      <text:p text:style-name="P30"><text:span text:style-name="T12">Try running the ‘high resolution’ input file, </text:span><text:span text:style-name="T25">which uses 64x as many grid points, and an 8x smaller timestep.</text:span></text:p>
      <text:p text:style-name="P30"><draw:frame text:anchor-type="paragraph" draw:z-index="9" draw:name="Text Frame 10" draw:style-name="gr2" draw:text-style-name="P39" svg:width="16.294cm" svg:height="0.585cm" svg:x="0.34cm" svg:y="0.22cm"><draw:text-box><text:p><text:span text:style-name="T41">./run_moment_kintics.sh sound-wave-highres.toml</text:span></text:p></draw:text-box></draw:frame><text:span text:style-name="T12"/></text:p>
      <text:p text:style-name="P30"><text:span text:style-name="T12"/></text:p>
      <text:p text:style-name="P31"><text:span text:style-name="T12">Running on a laptop, this simulation will take a fairly long time. For large simulations it is better to use a supercomputer, which has a large number of processors all networked together. As researchers, we can request parts of the supercomputer from one ‘node’ – a single unit with a central processing unit, memory, etc. like one of our computers but more powerful and with no screen or keyboard! – up to </text:span><text:span text:style-name="T26">the whole supercomputer, which may be several thousand nodes.</text:span></text:p>
      <text:p text:style-name="P32"><text:span text:style-name="T26">F</text:span><text:span text:style-name="T12">or this workshop, we have arranged for you to have access to the UK national supercomputer, called ARCHER2, which is based in the University of Edinburgh. ARCHER2 and most supercomputers run Linux. The laptops have an access key configured already, so you can log into ARCHER2 by typing</text:span></text:p>
      <text:p text:style-name="P30"><draw:frame text:anchor-type="paragraph" draw:z-index="10" draw:name="Text Frame 11" draw:style-name="gr1" draw:text-style-name="P39" svg:width="16.294cm" svg:height="0.629cm" svg:x="0.34cm" svg:y="0.22cm"><draw:text-box><text:p><text:span text:style-name="T41">ssh archer</text:span></text:p></draw:text-box></draw:frame><text:span text:style-name="T12"/></text:p>
      <text:p text:style-name="P30"><text:span text:style-name="T12"/></text:p>
      <text:p text:style-name="P33"><text:span text:style-name="T12">When you log in you will see (use the ‘ls’ command) a directory with the name of your team. ‘cd’ into that and you will see another copy of moment_kinetics (again set up already). ‘</text:span><text:span text:style-name="T27">cd’ into the moment_kinetics directory. There is a copy of the sound-wave-highres.toml input file there, which we will run on ARCHER2.</text:span></text:p>
      <text:p text:style-name="P34"><text:soft-page-break/><text:span text:style-name="T12">Supercomputers are expensive, so to make best use of the investment, they run at almost full capacity all the time. To manage this, users are allocated a certain amount of time, and can run jobs on the supercomputer until they use up their budget. The jobs are submitted to a queue, so that when nodes become available, new jobs are sent to those nodes and start running. </text:span><text:span text:style-name="T28">We have 6 nodes reserved for today, so you don’t have to queue up behind everyone else using the supercomputer at the moment! The budget ID, number of nodes to use, etc. are set in a ‘job submission script’. One is prepared for this run, called ‘sound-wave-highres.job’, </text:span><text:span text:style-name="T29">submit it using the ‘sbatch’ command.</text:span></text:p>
      <text:p text:style-name="P34"><draw:frame text:anchor-type="paragraph" draw:z-index="11" draw:name="Text Frame 12" draw:style-name="gr1" draw:text-style-name="P39" svg:width="16.294cm" svg:height="0.629cm" svg:x="0.34cm" svg:y="0.22cm"><draw:text-box><text:p><text:span text:style-name="T41">sbatch sound-wave-highres.job</text:span></text:p></draw:text-box></draw:frame><text:span text:style-name="T29"/></text:p>
      <text:p text:style-name="P34"><text:span text:style-name="T29"/></text:p>
      <text:p text:style-name="P35"><text:span text:style-name="T29">O</text:span><text:span text:style-name="T12">nce you have run a simulation on a supercomputer, you need to download the results to somewhere you can see them!</text:span></text:p>
      <text:p text:style-name="P35"><text:span text:style-name="T12">Log out of ARCHER2, </text:span><text:span text:style-name="T30">so you are back in the ‘moment_kinetics’ directory on the laptop</text:span></text:p>
      <text:p text:style-name="P35"><draw:frame text:anchor-type="paragraph" draw:z-index="12" draw:name="Text Frame 14" draw:style-name="gr1" draw:text-style-name="P39" svg:width="16.294cm" svg:height="0.629cm" svg:x="0.34cm" svg:y="0.22cm"><draw:text-box><text:p><text:span text:style-name="T41">exit</text:span></text:p></draw:text-box></draw:frame><text:span text:style-name="T12"/></text:p>
      <text:p text:style-name="P35"><text:span text:style-name="T12"/></text:p>
      <text:p text:style-name="P35"><text:span text:style-name="T12">You have used ‘cp’ to copy files on the laptop already. There is a similar command that allows copying between different computers called ‘scp’ (for ‘secure copy’). You need to use the full path to the file on the other computer in this case.</text:span></text:p>
      <text:p text:style-name="P35"><draw:frame text:anchor-type="paragraph" draw:z-index="13" draw:name="Text Frame 13" draw:style-name="gr1" draw:text-style-name="P39" svg:width="16.294cm" svg:height="1.131cm" svg:x="0.34cm" svg:y="0.22cm"><draw:text-box><text:p><text:span text:style-name="T41">scp archer:/work/e281/e281/snewton/&lt;group </text:span><text:span text:style-name="T41">name&gt;/moment_kinetics/runs/sound-wave-highres/sound-wave-</text:span><text:span text:style-name="T41">highres.dfns.h5 .</text:span></text:p></draw:text-box></draw:frame><text:span text:style-name="T12"/></text:p>
      <text:p text:style-name="P35"><text:span text:style-name="T12"/></text:p>
      <text:p text:style-name="P35"><text:span text:style-name="T12"/></text:p>
      <text:p text:style-name="P36"><text:span text:style-name="T12">(</text:span><text:span text:style-name="T31">T</text:span><text:span text:style-name="T12">his command is all on one line, and don’t forget to replace &lt;group name&gt; with your group’s directory on ARCHER2!)</text:span></text:p>
      <text:p text:style-name="P37"><text:span text:style-name="T12">Now you can use the same Python script as before to look at the results.</text:span></text:p>
      <text:p text:style-name="P37"><draw:frame text:anchor-type="paragraph" draw:z-index="14" draw:name="Text Frame 15" draw:style-name="gr1" draw:text-style-name="P39" svg:width="16.294cm" svg:height="0.629cm" svg:x="0.34cm" svg:y="0.22cm"><draw:text-box><text:p><text:span text:style-name="T41">python plot_moment_kinetics.py sound-wave-highres.dfns.h5</text:span></text:p></draw:text-box></draw:frame><text:span text:style-name="T12"/></text:p>
      <text:p text:style-name="P37"><text:span text:style-name="T12"/></text:p>
      <text:p text:style-name="P38"><text:span text:style-name="T12">To see if our small simulation was accurate, the other plotting script overlays the results of two simulations.</text:span></text:p>
      <text:p text:style-name="P38"><draw:frame text:anchor-type="paragraph" draw:z-index="15" draw:name="Text Frame 16" draw:style-name="gr1" draw:text-style-name="P39" svg:width="16.294cm" svg:height="1.131cm" svg:x="0.34cm" svg:y="0.22cm"><draw:text-box><text:p><text:span text:style-name="T41">python compare_moment_kinetics.py runs/sound-wave/sound-wave.dfns.h5 </text:span><text:span text:style-name="T41">sound-wave-highres.dfns.h5</text:span></text:p></draw:text-box></draw:frame><text:span text:style-name="T12"/></text:p>
      <text:p text:style-name="P37"><text:span text:style-name="T12"/></text:p>
      <text:p text:style-name="P37"><text:span text:style-name="T12"/></text:p>
      <text:p text:style-name="P38"><text:span text:style-name="T12">(This command also all on one line.)</text:span></text:p>
      <text:p text:style-name="P38"><text:span text:style-name="T12">Do you think the small simulation was accurate en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1:35:54.707609190</meta:creation-date>
    <meta:generator>LibreOffice/24.2.7.2$Linux_X86_64 LibreOffice_project/420$Build-2</meta:generator>
    <dc:date>2026-03-20T02:36:13.608463272</dc:date>
    <meta:editing-duration>PT14H18M5S</meta:editing-duration>
    <meta:editing-cycles>60</meta:editing-cycles>
    <meta:document-statistic meta:table-count="0" meta:image-count="0" meta:object-count="0" meta:page-count="4" meta:paragraph-count="44" meta:word-count="1146" meta:character-count="6764" meta:non-whitespace-character-count="5663"/>
  </office:meta>
</office:document-meta>
</file>